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 svg:font-family="Lora, 'Times New Roman', serif"/>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arial" fo:font-size="20pt" fo:letter-spacing="normal" fo:font-style="normal" style:text-underline-style="solid" style:text-underline-width="auto" style:text-underline-color="font-color" fo:font-weight="bold" officeooo:rsid="00109bdf" officeooo:paragraph-rsid="00109bdf"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variant="normal" fo:text-transform="none" fo:color="#222222" style:font-name="arial" fo:font-size="14pt" fo:letter-spacing="normal" fo:font-style="normal" style:text-underline-style="solid" style:text-underline-width="auto" style:text-underline-color="font-color" fo:font-weight="bold" officeooo:rsid="00109bdf" officeooo:paragraph-rsid="00109bd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variant="normal" fo:text-transform="none" fo:color="#222222" style:font-name="arial" fo:font-size="14pt" fo:letter-spacing="normal" fo:font-style="normal" style:text-underline-style="none" fo:font-weight="normal" officeooo:rsid="00109bdf" officeooo:paragraph-rsid="00109bd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paragraph-rsid="00182821"/>
    </style:style>
    <style:style style:name="P5"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paragraph-rsid="001cb9ec"/>
    </style:style>
    <style:style style:name="P6"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143445" officeooo:paragraph-rsid="00128ad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222222" style:font-name="arial" fo:font-size="13pt" fo:letter-spacing="normal" fo:font-style="normal" style:text-underline-style="solid" style:text-underline-width="auto" style:text-underline-color="font-color" fo:font-weight="bold" officeooo:rsid="00109bdf" officeooo:paragraph-rsid="00109bdf"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fo:font-variant="normal" fo:text-transform="none" fo:color="#222222" style:font-name="arial" fo:font-size="18pt" fo:letter-spacing="normal" fo:font-style="normal" style:text-underline-style="solid" style:text-underline-width="auto" style:text-underline-color="font-color" fo:font-weight="bold" officeooo:rsid="00109bdf" officeooo:paragraph-rsid="00109bdf"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variant="normal" fo:text-transform="none" fo:color="#404040" style:font-name="Lora" fo:font-size="12pt" fo:letter-spacing="normal" fo:font-style="normal" style:text-underline-style="none" fo:font-weight="normal" officeooo:rsid="00186eb3" officeooo:paragraph-rsid="00128ad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09bdf" officeooo:paragraph-rsid="0018282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28ad3" officeooo:paragraph-rsid="00128ad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0182821"/>
    </style:style>
    <style:style style:name="P1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0128ad3"/>
    </style:style>
    <style:style style:name="P14" style:family="paragraph" style:parent-style-name="Standard">
      <style:paragraph-properties fo:text-align="start" style:justify-single-word="false"/>
      <style:text-properties fo:font-variant="normal" fo:text-transform="none" fo:color="#222222" style:font-name="arial" fo:font-size="14pt" fo:letter-spacing="normal" fo:font-style="normal" style:text-underline-style="solid" style:text-underline-width="auto" style:text-underline-color="font-color" fo:font-weight="bold" officeooo:rsid="00109bdf" officeooo:paragraph-rsid="00109bd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26a280" officeooo:paragraph-rsid="0026a2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28906f" officeooo:paragraph-rsid="002890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109bdf" officeooo:paragraph-rsid="00109bdf" style:font-size-asian="10.5pt" style:font-weight-asian="normal" style:font-size-complex="12pt" style:font-weight-complex="normal"/>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09bdf" style:font-size-asian="10.5pt" style:font-weight-asian="normal" style:font-size-complex="12pt" style:font-weight-complex="normal"/>
    </style:style>
    <style:style style:name="T2" style:family="text">
      <style:text-properties style:text-underline-style="none" officeooo:rsid="00128ad3" style:font-size-asian="10.5pt" style:font-weight-asian="normal" style:font-size-complex="12pt" style:font-weight-complex="normal"/>
    </style:style>
    <style:style style:name="T3" style:family="text">
      <style:text-properties style:text-underline-style="none" officeooo:rsid="00143445" style:font-size-asian="10.5pt" style:font-weight-asian="normal" style:font-size-complex="12pt" style:font-weight-complex="normal"/>
    </style:style>
    <style:style style:name="T4" style:family="text">
      <style:text-properties style:text-underline-style="none" officeooo:rsid="00247110" style:font-size-asian="10.5pt" style:font-weight-asian="normal" style:font-size-complex="12pt" style:font-weight-complex="normal"/>
    </style:style>
    <style:style style:name="T5" style:family="text">
      <style:text-properties officeooo:rsid="00182821"/>
    </style:style>
    <style:style style:name="T6" style:family="text">
      <style:text-properties fo:color="#000000" style:text-underline-style="none" officeooo:rsid="00143445" style:font-size-asian="10.5pt" style:font-weight-asian="normal" style:font-size-complex="12pt" style:font-weight-complex="normal"/>
    </style:style>
    <style:style style:name="T7" style:family="text">
      <style:text-properties fo:color="#000000" style:text-underline-style="none" officeooo:rsid="00109bdf" style:font-size-asian="10.5pt" style:font-weight-asian="normal" style:font-size-complex="12pt" style:font-weight-complex="normal"/>
    </style:style>
    <style:style style:name="T8" style:family="text">
      <style:text-properties fo:color="#000000" style:text-underline-style="none" officeooo:rsid="00182821" style:font-size-asian="10.5pt" style:font-weight-asian="normal" style:font-size-complex="12pt" style:font-weight-complex="normal"/>
    </style:style>
    <style:style style:name="T9" style:family="text">
      <style:text-properties fo:color="#000000" style:text-underline-style="none" officeooo:rsid="001cb9ec" style:font-size-asian="12pt" style:font-weight-asian="normal" style:font-size-complex="12pt" style:font-weight-complex="normal"/>
    </style:style>
    <style:style style:name="T10" style:family="text">
      <style:text-properties fo:color="#000000" style:font-name="Lora" style:text-underline-style="none" officeooo:rsid="00143445" style:font-size-asian="12pt" style:font-weight-asian="normal" style:font-size-complex="12pt" style:font-weight-complex="normal"/>
    </style:style>
    <style:style style:name="T11" style:family="text">
      <style:text-properties fo:color="#000000" style:font-name="Lora" style:text-underline-style="none" officeooo:rsid="001cb9ec" style:font-size-asian="12pt" style:font-weight-asian="normal" style:font-size-complex="12pt" style:font-weight-complex="normal"/>
    </style:style>
    <style:style style:name="T12" style:family="text">
      <style:text-properties fo:color="#000000" style:font-name="Lora" style:text-underline-style="none" officeooo:rsid="001eb11c" style:font-size-asian="12pt" style:font-weight-asian="normal" style:font-size-complex="12pt" style:font-weight-complex="normal"/>
    </style:style>
    <style:style style:name="T13" style:family="text">
      <style:text-properties officeooo:rsid="0028906f"/>
    </style:style>
    <style:style style:name="T14" style:family="text">
      <style:text-properties officeooo:rsid="002bde84"/>
    </style:style>
    <style:style style:name="T15" style:family="text">
      <style:text-properties fo:color="#222222" style:font-name="arial" officeooo:rsid="00143445" style:font-size-asian="10.5pt"/>
    </style:style>
    <style:style style:name="T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2.337cm" fo:min-width="6.5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2.341cm" fo:min-width="6.5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2.344cm" fo:min-width="6.5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475cm" fo:min-width="4.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475cm" fo:min-width="4.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475cm" fo:min-width="4.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2.73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2.73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182cm" fo:min-width="1.69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177cm" fo:min-width="1.69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863cm" fo:min-width="4.0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62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6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5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062cm" fo:min-width="0.35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62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62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66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057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2.0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de Analysis : <text:span text:style-name="T5">Outlier Detection of Time Series Data</text:span></text:p>
      <text:p text:style-name="P1"/>
      <text:p text:style-name="P2"/>
      <text:p text:style-name="P2">1.) Purpose &amp; Description of the project :-</text:p>
      <text:p text:style-name="P2"/>
      <text:p text:style-name="P4"><text:span text:style-name="T1"><text:s text:c="9"/></text:span><text:span text:style-name="T7"><text:s/></text:span><text:span text:style-name="T8">Anomaly or outlier detection is the problem of identifying data points that don’t conform to expected (normal) behaviour. Unexpected data points are also known as outliers and expectations etc. Anomaly detection has crucial significance in the wide variety of domains as it provides critical and actionable information.</text:span></text:p>
      <text:p text:style-name="P10"/>
      <text:p text:style-name="P12"><text:span text:style-name="T1"><text:s text:c="10"/>The data we have in hand is a collection of time series. All the time series are </text:span><text:span text:style-name="T2">the last 500 trade records for all the pairs of currencies in the EtherDelta exchange. We are to analyze the data properly to detect whether the given time series have any outlier or not and then make a plan to make the series outlier-free for the further use. </text:span></text:p>
      <text:p text:style-name="P11"/>
      <text:p text:style-name="P13"><text:span text:style-name="T2"><text:s text:c="10"/>After looking at the data, it can be easily seen that all the series are not of same length but in every series no. Of <text:s/>variables are all same. The variables are “</text:span><text:span text:style-name="T4">amount”, </text:span><text:span text:style-name="T2">“amount Base”, “buyer”, “date”, “price”, “seller”, “</text:span><text:span text:style-name="T3">side”, “tokenAddr”, “txhash”. But all the variables are not numeric and hence not of out interest. So, first work to be done is to alter each time series so that the resulting time series contains only numeric variables “</text:span><text:span text:style-name="T4">amountBase”, “price” &amp; <text:s/>“amount”,</text:span><text:span text:style-name="T3"> <text:s/>and then the series is ready to work with. </text:span><text:span text:style-name="T2"><text:s/>In this analysis we consider only those time serieses among given serieses, which have more than 500 observations, </text:span><text:span text:style-name="T3">otherwise the analysis will be unstable and unuseful. </text:span></text:p>
      <text:p text:style-name="P6"/>
      <text:p text:style-name="P5"><text:span text:style-name="T3"><text:s text:c="9"/></text:span><text:span text:style-name="T6"><text:s/></text:span><text:span text:style-name="T9">Simply , anomaly detection is the task of defining a boundary around normal data points so that they can be distinguishable from outliers.</text:span><text:span text:style-name="T10"> </text:span><text:span text:style-name="T11">But several different factors make this notion of defining normality very challenging. Moreover, presence of outliers make most of the statistical measures very unstable and unreliable, hence leads to the faulty inference. The objective of this project to detect anomalies and remove them as nicely as possible and make the dataset useful and then do the further </text:span><text:span text:style-name="T12">statistical </text:span><text:span text:style-name="T11">analysis </text:span><text:span text:style-name="T12">on them</text:span><text:span text:style-name="T11">.</text:span></text:p>
      <text:p text:style-name="P9"><text:s text:c="8"/><text:span text:style-name="T15"><text:s text:c="1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Top Level Diagrams :-</text:p>
      <text:p text:style-name="P2"/>
      <text:p text:style-name="P2"/>
      <text:p text:style-name="P2"/>
      <text:p text:style-name="P17"><draw:g text:anchor-type="paragraph" draw:z-index="0" draw:name="Shape1" draw:style-name="gr1"><draw:custom-shape draw:style-name="gr2" draw:text-style-name="P19" svg:width="7.1cm" svg:height="2.588cm" svg:x="3.202cm" svg:y="0.004cm"><text:p text:style-name="P18"><text:span text:style-name="T16">EXC</text:span><text:span text:style-name="T16">HAN</text:span><text:span text:style-name="T16">GE</text:span></text:p><draw:enhanced-geometry svg:viewBox="0 0 21600 21600" draw:type="rectangle" draw:enhanced-path="M 0 0 L 21600 0 21600 21600 0 21600 0 0 Z N"/></draw:custom-shape><draw:custom-shape draw:style-name="gr3" draw:text-style-name="P19" svg:width="7.1cm" svg:height="2.592cm" svg:x="3.202cm" svg:y="5.761cm"><text:p text:style-name="P18"><text:span text:style-name="T16">PAIR</text:span></text:p><draw:enhanced-geometry svg:viewBox="0 0 21600 21600" draw:type="rectangle" draw:enhanced-path="M 0 0 L 21600 0 21600 21600 0 21600 0 0 Z N"/></draw:custom-shape><draw:custom-shape draw:style-name="gr4" draw:text-style-name="P19" svg:width="7.1cm" svg:height="2.595cm" svg:x="3.101cm" svg:y="11.519cm"><text:p text:style-name="P18"><text:span text:style-name="T16">TRA</text:span><text:span text:style-name="T16">DE</text:span></text:p><draw:enhanced-geometry svg:viewBox="0 0 21600 21600" draw:type="rectangle" draw:enhanced-path="M 0 0 L 21600 0 21600 21600 0 21600 0 0 Z N"/></draw:custom-shape><draw:line draw:style-name="gr5" draw:text-style-name="P20" svg:x1="6.602cm" svg:y1="2.594cm" svg:x2="6.602cm" svg:y2="5.857cm"><text:p/></draw:line><draw:line draw:style-name="gr6" draw:text-style-name="P20" svg:x1="6.701cm" svg:y1="8.353cm" svg:x2="6.701cm" svg:y2="11.52cm"><text:p/></draw:line><draw:custom-shape draw:style-name="gr7" draw:text-style-name="P19" svg:width="4.7cm" svg:height="1.726cm" svg:x="12.302cm" svg:y="9.794cm"><text:p text:style-name="P18"><text:span text:style-name="T16">ORDER</text:span></text:p><draw:enhanced-geometry svg:viewBox="0 0 21600 21600" draw:type="rectangle" draw:enhanced-path="M 0 0 L 21600 0 21600 21600 0 21600 0 0 Z N"/></draw:custom-shape><draw:custom-shape draw:style-name="gr8" draw:text-style-name="P19" svg:width="4.702cm" svg:height="1.726cm" svg:x="12.101cm" svg:y="6.246cm"><text:p text:style-name="P18"><text:span text:style-name="T16">O</text:span><text:span text:style-name="T16">R</text:span><text:span text:style-name="T16">D</text:span><text:span text:style-name="T16">E</text:span><text:span text:style-name="T16">R</text:span><text:span text:style-name="T16"> </text:span><text:span text:style-name="T16">B</text:span><text:span text:style-name="T16">O</text:span><text:span text:style-name="T16">O</text:span><text:span text:style-name="T16">K</text:span></text:p><draw:enhanced-geometry svg:viewBox="0 0 21600 21600" draw:type="rectangle" draw:enhanced-path="M 0 0 L 21600 0 21600 21600 0 21600 0 0 Z N"/></draw:custom-shape><draw:custom-shape draw:style-name="gr9" draw:text-style-name="P19" svg:width="4.702cm" svg:height="1.726cm" svg:x="12.201cm" svg:y="2.405cm"><text:p text:style-name="P18"><text:span text:style-name="T16">T</text:span><text:span text:style-name="T16">I</text:span><text:span text:style-name="T16">C</text:span><text:span text:style-name="T16">K</text:span><text:span text:style-name="T16">S</text:span></text:p><draw:enhanced-geometry svg:viewBox="0 0 21600 21600" draw:type="rectangle" draw:enhanced-path="M 0 0 L 21600 0 21600 21600 0 21600 0 0 Z N"/></draw:custom-shape><draw:line draw:style-name="gr10" draw:text-style-name="P20" svg:x1="3.101cm" svg:y1="1.06cm" svg:x2="0.001cm" svg:y2="1.06cm"><text:p/></draw:line><draw:line draw:style-name="gr11" draw:text-style-name="P20" svg:x1="0.001cm" svg:y1="1.06cm" svg:x2="0.101cm" svg:y2="21.313cm"><text:p/></draw:line><draw:line draw:style-name="gr12" draw:text-style-name="P20" svg:x1="10.301cm" svg:y1="5.762cm" svg:x2="12.201cm" svg:y2="3.266cm"><text:p/></draw:line><draw:line draw:style-name="gr13" draw:text-style-name="P20" svg:x1="10.301cm" svg:y1="7.106cm" svg:x2="12.201cm" svg:y2="7.106cm"><text:p/></draw:line><draw:custom-shape draw:style-name="gr14" draw:text-style-name="P21" svg:width="3.701cm" svg:height="0.385cm" svg:x="0.101cm" svg:y="18.719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draw:text-style-name="P21" svg:width="3.7cm" svg:height="0.385cm" svg:x="0.002cm" svg:y="21.023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6" draw:text-style-name="P19" svg:width="3.1cm" svg:height="2.022cm" svg:x="3.801cm" svg:y="17.855cm"><text:p text:style-name="P18"><text:span text:style-name="T16">A</text:span><text:span text:style-name="T16">P</text:span><text:span text:style-name="T1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9" svg:width="3.1cm" svg:height="2.017cm" svg:x="3.801cm" svg:y="20.16cm"><text:p text:style-name="P18"><text:span text:style-name="T16">W</text:span><text:span text:style-name="T16">E</text:span><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9" svg:width="4.601cm" svg:height="2.114cm" svg:x="10.801cm" svg:y="18.719cm"><text:p text:style-name="P18"><text:span text:style-name="T16">I</text:span><text:span text:style-name="T16">N</text:span><text:span text:style-name="T16">T</text:span><text:span text:style-name="T16">E</text:span><text:span text:style-name="T16">R</text:span><text:span text:style-name="T16">F</text:span><text:span text:style-name="T16">A</text:span><text:span text:style-name="T16">C</text:span><text:span text:style-name="T16">E</text:span><text:span text:style-name="T16">S</text:span></text:p><draw:enhanced-geometry svg:viewBox="0 0 21600 21600" draw:type="rectangle" draw:enhanced-path="M 0 0 L 21600 0 21600 21600 0 21600 0 0 Z N"/></draw:custom-shape><draw:line draw:style-name="gr19" draw:text-style-name="P20" svg:x1="6.902cm" svg:y1="18.817cm" svg:x2="10.802cm" svg:y2="19.777cm"><text:p/></draw:line><draw:line draw:style-name="gr20" draw:text-style-name="P20" svg:x1="6.902cm" svg:y1="21.215cm" svg:x2="10.902cm" svg:y2="19.775cm"><text:p/></draw:line><draw:frame draw:style-name="gr21" draw:text-style-name="P23" svg:width="0.6cm" svg:height="2.313cm" svg:x="6.601cm" svg:y="4.994cm"><draw:text-box><text:p text:style-name="P22"><text:span text:style-name="T16">n</text:span></text:p></draw:text-box></draw:frame><draw:frame draw:style-name="gr22" draw:text-style-name="P23" svg:width="0.853cm" svg:height="2.311cm" svg:x="9.649cm" svg:y="4.897cm"><draw:text-box><text:p text:style-name="P22"><text:span text:style-name="T16">1</text:span></text:p></draw:text-box></draw:frame><draw:frame draw:style-name="gr23" draw:text-style-name="P23" svg:width="0.941cm" svg:height="2.308cm" svg:x="11.458cm" svg:y="2.699cm"><draw:text-box><text:p text:style-name="P22"><text:span text:style-name="T16">n</text:span></text:p></draw:text-box></draw:frame><draw:line draw:style-name="gr24" draw:text-style-name="P20" svg:x1="14.301cm" svg:y1="7.97cm" svg:x2="14.301cm" svg:y2="9.794cm"><text:p/></draw:line><draw:frame draw:style-name="gr25" draw:text-style-name="P23" svg:width="0.858cm" svg:height="2.313cm" svg:x="10.248cm" svg:y="6.183cm"><draw:text-box><text:p text:style-name="P22"><text:span text:style-name="T16">1</text:span></text:p></draw:text-box></draw:frame><draw:frame draw:style-name="gr26" draw:text-style-name="P23" svg:width="0.9cm" svg:height="2.313cm" svg:x="11.402cm" svg:y="7.105cm"><draw:text-box><text:p text:style-name="P22"><text:span text:style-name="T16">1</text:span></text:p></draw:text-box></draw:frame><draw:frame draw:style-name="gr27" draw:text-style-name="P23" svg:width="0.701cm" svg:height="2.313cm" svg:x="6.701cm" svg:y="8.352cm"><draw:text-box><text:p text:style-name="P22"><text:span text:style-name="T16">1</text:span></text:p></draw:text-box></draw:frame><draw:frame draw:style-name="gr28" draw:text-style-name="P23" svg:width="0.9cm" svg:height="2.317cm" svg:x="6.701cm" svg:y="10.751cm"><draw:text-box><text:p text:style-name="P22"><text:span text:style-name="T16">n</text:span></text:p></draw:text-box></draw:frame><draw:frame draw:style-name="gr29" draw:text-style-name="P23" svg:width="0.9cm" svg:height="2.308cm" svg:x="14.201cm" svg:y="9.03cm"><draw:text-box><text:p text:style-name="P22"><text:span text:style-name="T16">n</text:span></text:p></draw:text-box></draw:frame><draw:frame draw:style-name="gr30" draw:text-style-name="P24" svg:width="0.701cm" svg:height="2.311cm" svg:x="14.201cm" svg:y="8.06cm"><draw:text-box><text:p text:style-name="P22"><text:span text:style-name="T16">1</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Development Platform :-</text:p>
      <text:p text:style-name="P2"/>
      <text:p text:style-name="P15">The thorough modeling is done in the following development platform :-</text:p>
      <text:p text:style-name="P15"/>
      <text:p text:style-name="P15"><text:span text:style-name="T14">1) <text:s/></text:span>OS : Linux </text:p>
      <text:p text:style-name="P15"/>
      <text:p text:style-name="P15"><text:span text:style-name="T14">2) <text:s/></text:span>Language used : Python</text:p>
      <text:p text:style-name="P15"/>
      <text:p text:style-name="P15"><text:span text:style-name="T14">3) <text:s/></text:span>Libraries <text:span text:style-name="T13">used </text:span>: Pandas, <text:span text:style-name="T13">matplotlib.pyplot</text:span></text:p>
      <text:p text:style-name="P15"/>
      <text:p text:style-name="P16"><text:span text:style-name="T14">4) <text:s/></text:span>Modules used : json, pprint</text:p>
      <text:p text:style-name="P2"/>
      <text:p text:style-name="P2"/>
      <text:p text:style-name="P2">4.) Quality Assurence Methodology :-</text:p>
      <text:p text:style-name="P3"/>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 svg:font-family="Lora, 'Times New Roman', serif"/>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4:28:08.954909311</meta:creation-date>
    <dc:date>2018-01-08T18:44:59.903922862</dc:date>
    <meta:editing-duration>PT3H20M46S</meta:editing-duration>
    <meta:editing-cycles>18</meta:editing-cycles>
    <meta:generator>LibreOffice/5.1.6.2$Linux_X86_64 LibreOffice_project/10m0$Build-2</meta:generator>
    <meta:document-statistic meta:table-count="0" meta:image-count="0" meta:object-count="0" meta:page-count="3" meta:paragraph-count="15" meta:word-count="375" meta:character-count="2325" meta:non-whitespace-character-count="1886"/>
  </office:meta>
</office:document-meta>
</file>